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monospace"/>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4d26" officeooo:paragraph-rsid="00124d26"/>
    </style:style>
    <style:style style:name="P2" style:family="paragraph" style:parent-style-name="Standard">
      <style:paragraph-properties fo:text-align="center" style:justify-single-word="false"/>
      <style:text-properties fo:font-size="22pt" fo:font-weight="bold" officeooo:rsid="00124d26" officeooo:paragraph-rsid="00124d26" style:font-size-asian="22pt" style:font-weight-asian="bold" style:font-size-complex="22pt" style:font-weight-complex="bold"/>
    </style:style>
    <style:style style:name="P3" style:family="paragraph" style:parent-style-name="Standard">
      <style:text-properties fo:font-weight="bold" officeooo:rsid="0013a302" officeooo:paragraph-rsid="0013a302" style:font-weight-asian="bold" style:font-weight-complex="bold"/>
    </style:style>
    <style:style style:name="P4" style:family="paragraph" style:parent-style-name="Standard">
      <style:text-properties fo:font-weight="normal" officeooo:rsid="0013a302" officeooo:paragraph-rsid="0013a302" style:font-weight-asian="normal" style:font-weight-complex="normal"/>
    </style:style>
    <style:style style:name="P5" style:family="paragraph" style:parent-style-name="Standard">
      <style:text-properties fo:font-style="italic" style:text-underline-style="none" fo:font-weight="bold" officeooo:rsid="0013a302" officeooo:paragraph-rsid="0013a302" style:font-style-asian="italic" style:font-weight-asian="bold" style:font-style-complex="italic" style:font-weight-complex="bold"/>
    </style:style>
    <style:style style:name="P6" style:family="paragraph" style:parent-style-name="Standard">
      <style:text-properties fo:font-style="italic" fo:font-weight="bold" officeooo:rsid="0013a302" officeooo:paragraph-rsid="0013a302" style:font-style-asian="italic" style:font-weight-asian="bold" style:font-style-complex="italic" style:font-weight-complex="bold"/>
    </style:style>
    <style:style style:name="P7" style:family="paragraph" style:parent-style-name="Standard">
      <style:text-properties fo:font-style="italic" fo:font-weight="bold" officeooo:rsid="00156993" officeooo:paragraph-rsid="00156993" style:font-style-asian="italic" style:font-weight-asian="bold" style:font-style-complex="italic" style:font-weight-complex="bold"/>
    </style:style>
    <style:style style:name="P8" style:family="paragraph" style:parent-style-name="Standard">
      <style:text-properties fo:font-style="normal" fo:font-weight="normal" officeooo:rsid="0013a302" officeooo:paragraph-rsid="0013a302" style:font-style-asian="normal" style:font-weight-asian="normal" style:font-style-complex="normal" style:font-weight-complex="normal"/>
    </style:style>
    <style:style style:name="P9" style:family="paragraph" style:parent-style-name="Standard">
      <style:text-properties fo:font-style="normal" fo:font-weight="normal" officeooo:rsid="00156993" officeooo:paragraph-rsid="00156993" style:font-style-asian="normal" style:font-weight-asian="normal" style:font-style-complex="normal" style:font-weight-complex="normal"/>
    </style:style>
    <style:style style:name="P10" style:family="paragraph" style:parent-style-name="Standard">
      <style:text-properties fo:font-style="normal" fo:font-weight="normal" officeooo:rsid="0016141b" officeooo:paragraph-rsid="0016141b" style:font-style-asian="normal" style:font-weight-asian="normal" style:font-style-complex="normal" style:font-weight-complex="normal"/>
    </style:style>
    <style:style style:name="P11" style:family="paragraph" style:parent-style-name="Standard">
      <style:text-properties fo:font-style="normal" fo:font-weight="normal" officeooo:rsid="003b24cb" officeooo:paragraph-rsid="003b24cb" style:font-style-asian="normal" style:font-weight-asian="normal" style:font-style-complex="normal" style:font-weight-complex="normal"/>
    </style:style>
    <style:style style:name="P12" style:family="paragraph" style:parent-style-name="Standard">
      <style:text-properties fo:font-style="normal" fo:font-weight="normal" officeooo:rsid="003d814c" officeooo:paragraph-rsid="003d814c" style:font-style-asian="normal" style:font-weight-asian="normal" style:font-style-complex="normal" style:font-weight-complex="normal"/>
    </style:style>
    <style:style style:name="P13" style:family="paragraph" style:parent-style-name="Standard">
      <style:text-properties fo:font-style="normal" fo:font-weight="normal" officeooo:rsid="003fdf5d" officeooo:paragraph-rsid="003fdf5d" style:font-style-asian="normal" style:font-weight-asian="normal" style:font-style-complex="normal" style:font-weight-complex="normal"/>
    </style:style>
    <style:style style:name="P14" style:family="paragraph" style:parent-style-name="Standard">
      <style:text-properties fo:font-style="normal" fo:font-weight="normal" officeooo:rsid="0047d06e" officeooo:paragraph-rsid="0047d06e" style:font-style-asian="normal" style:font-weight-asian="normal" style:font-style-complex="normal" style:font-weight-complex="normal"/>
    </style:style>
    <style:style style:name="P15" style:family="paragraph" style:parent-style-name="Standard">
      <style:text-properties fo:font-style="normal" fo:font-weight="bold" officeooo:rsid="003b24cb" officeooo:paragraph-rsid="003b24cb" style:font-style-asian="normal" style:font-weight-asian="bold" style:font-style-complex="normal" style:font-weight-complex="bold"/>
    </style:style>
    <style:style style:name="P16" style:family="paragraph" style:parent-style-name="Standard">
      <style:text-properties fo:font-style="normal" fo:font-weight="bold" officeooo:rsid="003b24cb" officeooo:paragraph-rsid="003d814c" style:font-style-asian="normal" style:font-weight-asian="bold" style:font-style-complex="normal" style:font-weight-complex="bold"/>
    </style:style>
    <style:style style:name="P17" style:family="paragraph" style:parent-style-name="Standard">
      <style:text-properties fo:font-style="normal" fo:font-weight="bold" officeooo:rsid="003fdf5d" officeooo:paragraph-rsid="003fdf5d" style:font-style-asian="normal" style:font-weight-asian="bold" style:font-style-complex="normal" style:font-weight-complex="bold"/>
    </style:style>
    <style:style style:name="P18" style:family="paragraph" style:parent-style-name="Standard">
      <style:text-properties fo:font-style="normal" fo:font-weight="bold" officeooo:rsid="0047d06e" officeooo:paragraph-rsid="0047d06e" style:font-style-asian="normal" style:font-weight-asian="bold" style:font-style-complex="normal" style:font-weight-complex="bold"/>
    </style:style>
    <style:style style:name="P19" style:family="paragraph" style:parent-style-name="Standard">
      <style:text-properties fo:font-style="normal" style:text-underline-style="none" fo:font-weight="normal" officeooo:rsid="003d814c" officeooo:paragraph-rsid="003d814c" style:font-style-asian="normal" style:font-weight-asian="normal" style:font-style-complex="normal" style:font-weight-complex="normal"/>
    </style:style>
    <style:style style:name="P20" style:family="paragraph" style:parent-style-name="Standard">
      <style:paragraph-properties fo:break-before="page"/>
      <style:text-properties fo:font-weight="bold" officeooo:rsid="0013a302" officeooo:paragraph-rsid="0013a302" style:font-weight-asian="bold" style:font-weight-complex="bold"/>
    </style:style>
    <style:style style:name="P21" style:family="paragraph" style:parent-style-name="Standard">
      <style:paragraph-properties fo:padding="0.049cm" fo:border="0.06pt solid #000000"/>
      <style:text-properties fo:font-style="normal" fo:font-weight="normal" officeooo:rsid="003b24cb" officeooo:paragraph-rsid="003b24cb" style:font-style-asian="normal" style:font-weight-asian="normal" style:font-style-complex="normal" style:font-weight-complex="normal"/>
    </style:style>
    <style:style style:name="P22" style:family="paragraph" style:parent-style-name="Standard">
      <style:paragraph-properties fo:padding="0.049cm" fo:border="0.06pt solid #000000"/>
      <style:text-properties fo:font-style="normal" fo:font-weight="normal" officeooo:rsid="003fdf5d" officeooo:paragraph-rsid="003fdf5d" style:font-style-asian="normal" style:font-weight-asian="normal" style:font-style-complex="normal" style:font-weight-complex="normal"/>
    </style:style>
    <style:style style:name="P23" style:family="paragraph" style:parent-style-name="Standard">
      <style:paragraph-properties fo:padding="0.049cm" fo:border="0.06pt solid #000000"/>
      <style:text-properties fo:font-style="normal" style:text-underline-style="none" fo:font-weight="normal" officeooo:rsid="003d814c" officeooo:paragraph-rsid="003d814c" style:font-style-asian="normal" style:font-weight-asian="normal" style:font-style-complex="normal" style:font-weight-complex="normal"/>
    </style:style>
    <style:style style:name="P24" style:family="paragraph" style:parent-style-name="Standard">
      <style:paragraph-properties fo:padding="0.049cm" fo:border="0.06pt solid #000000"/>
      <style:text-properties fo:font-style="normal" fo:font-weight="bold" officeooo:rsid="003fdf5d" officeooo:paragraph-rsid="003fdf5d" style:font-style-asian="normal" style:font-weight-asian="bold" style:font-style-complex="normal" style:font-weight-complex="bold"/>
    </style:style>
    <style:style style:name="P25" style:family="paragraph" style:parent-style-name="Standard">
      <style:paragraph-properties fo:padding="0.049cm" fo:border="0.06pt solid #000000">
        <style:tab-stops/>
      </style:paragraph-properties>
      <style:text-properties fo:font-style="normal" fo:font-weight="bold" officeooo:rsid="0047d06e" officeooo:paragraph-rsid="0047d06e" style:font-style-asian="normal" style:font-weight-asian="bold" style:font-style-complex="normal" style:font-weight-complex="bold"/>
    </style:style>
    <style:style style:name="P26" style:family="paragraph" style:parent-style-name="Standard" style:master-page-name="">
      <style:paragraph-properties style:page-number="auto" fo:padding="0.049cm" fo:border="0.06pt solid #000000">
        <style:tab-stops/>
      </style:paragraph-properties>
      <style:text-properties fo:font-style="normal" fo:font-weight="normal" officeooo:rsid="0047d06e" officeooo:paragraph-rsid="0047d06e" style:font-style-asian="normal" style:font-weight-asian="normal" style:font-style-complex="normal" style:font-weight-complex="normal"/>
    </style:style>
    <style:style style:name="P27" style:family="paragraph" style:parent-style-name="Preformatted_20_Text">
      <loext:graphic-properties draw:fill="solid" draw:fill-color="#2b2b2b" draw:opacity="100%"/>
      <style:paragraph-properties fo:background-color="#2b2b2b"/>
      <style:text-properties fo:color="#a9b7c6" loext:opacity="100%" style:font-name="JetBrains Mono"/>
    </style:style>
    <style:style style:name="P28" style:family="paragraph" style:parent-style-name="Preformatted_20_Text">
      <style:paragraph-properties fo:text-align="justify" style:justify-single-word="false"/>
      <style:text-properties fo:color="#a9b7c6" loext:opacity="100%" style:font-name="JetBrains Mono" fo:font-style="normal" fo:font-weight="bold" officeooo:rsid="004c268e" officeooo:paragraph-rsid="004c268e" style:font-style-asian="normal" style:font-weight-asian="bold" style:font-style-complex="normal" style:font-weight-complex="bold"/>
    </style:style>
    <style:style style:name="P29" style:family="paragraph" style:parent-style-name="Preformatted_20_Text">
      <loext:graphic-properties draw:fill="solid" draw:fill-color="#2b2b2b" draw:opacity="100%"/>
      <style:paragraph-properties fo:background-color="#2b2b2b"/>
      <style:text-properties fo:color="#a9b7c6" loext:opacity="100%"/>
    </style:style>
    <style:style style:name="P30" style:family="paragraph" style:parent-style-name="Preformatted_20_Text">
      <loext:graphic-properties draw:fill="solid" draw:fill-color="#2b2b2b" draw:opacity="100%"/>
      <style:paragraph-properties fo:background-color="#2b2b2b"/>
      <style:text-properties fo:color="#808080" loext:opacity="100%"/>
    </style:style>
    <style:style style:name="P31" style:family="paragraph" style:parent-style-name="Preformatted_20_Text">
      <loext:graphic-properties draw:fill="solid" draw:fill-color="#2b2b2b" draw:opacity="100%"/>
      <style:paragraph-properties fo:margin-top="0cm" fo:margin-bottom="0.499cm" style:contextual-spacing="false" fo:background-color="#2b2b2b"/>
      <style:text-properties fo:color="#a9b7c6" loext:opacity="100%" style:font-name="JetBrains Mono"/>
    </style:style>
    <style:style style:name="P32" style:family="paragraph" style:parent-style-name="Standard">
      <style:paragraph-properties fo:break-before="page"/>
      <style:text-properties fo:font-style="normal" fo:font-weight="bold" officeooo:rsid="003d814c" officeooo:paragraph-rsid="003d814c" style:font-style-asian="normal" style:font-weight-asian="bold" style:font-style-complex="normal" style:font-weight-complex="bold"/>
    </style:style>
    <style:style style:name="P33" style:family="paragraph" style:parent-style-name="Standard">
      <style:paragraph-properties fo:text-align="justify" style:justify-single-word="false"/>
      <style:text-properties fo:font-style="normal" fo:font-weight="normal" officeooo:rsid="0047d06e" officeooo:paragraph-rsid="0047d06e" style:font-style-asian="normal" style:font-weight-asian="normal" style:font-style-complex="normal" style:font-weight-complex="normal"/>
    </style:style>
    <style:style style:name="P34" style:family="paragraph" style:parent-style-name="Standard">
      <style:paragraph-properties fo:text-align="justify" style:justify-single-word="false"/>
      <style:text-properties fo:font-style="normal" fo:font-weight="normal" officeooo:rsid="0049cf50" officeooo:paragraph-rsid="0049cf50" style:font-style-asian="normal" style:font-weight-asian="normal" style:font-style-complex="normal" style:font-weight-complex="normal"/>
    </style:style>
    <style:style style:name="P35" style:family="paragraph" style:parent-style-name="Standard">
      <style:paragraph-properties fo:text-align="justify" style:justify-single-word="false"/>
      <style:text-properties fo:font-style="normal" fo:font-weight="normal" officeooo:rsid="003b24cb" officeooo:paragraph-rsid="0049cf50" style:font-style-asian="normal" style:font-weight-asian="normal" style:font-style-complex="normal" style:font-weight-complex="normal"/>
    </style:style>
    <style:style style:name="P36" style:family="paragraph" style:parent-style-name="Standard">
      <style:paragraph-properties fo:text-align="justify" style:justify-single-word="false"/>
      <style:text-properties fo:font-style="normal" fo:font-weight="normal" officeooo:rsid="003b24cb" officeooo:paragraph-rsid="003b24cb" style:font-style-asian="normal" style:font-weight-asian="normal" style:font-style-complex="normal" style:font-weight-complex="normal"/>
    </style:style>
    <style:style style:name="P37" style:family="paragraph" style:parent-style-name="Standard">
      <style:paragraph-properties fo:text-align="justify" style:justify-single-word="false"/>
      <style:text-properties fo:font-style="normal" fo:font-weight="normal" officeooo:rsid="003b24cb" officeooo:paragraph-rsid="0047d06e" style:font-style-asian="normal" style:font-weight-asian="normal" style:font-style-complex="normal" style:font-weight-complex="normal"/>
    </style:style>
    <style:style style:name="P38" style:family="paragraph" style:parent-style-name="Standard">
      <style:paragraph-properties fo:text-align="justify" style:justify-single-word="false"/>
      <style:text-properties fo:font-style="normal" fo:font-weight="normal" officeooo:rsid="0043cf36" officeooo:paragraph-rsid="0043cf36" style:font-style-asian="normal" style:font-weight-asian="normal" style:font-style-complex="normal" style:font-weight-complex="normal"/>
    </style:style>
    <style:style style:name="P39" style:family="paragraph" style:parent-style-name="Standard">
      <style:paragraph-properties fo:text-align="justify" style:justify-single-word="false"/>
      <style:text-properties fo:font-style="normal" fo:font-weight="normal" officeooo:rsid="003fdf5d" officeooo:paragraph-rsid="0043cf36" style:font-style-asian="normal" style:font-weight-asian="normal" style:font-style-complex="normal" style:font-weight-complex="normal"/>
    </style:style>
    <style:style style:name="P40" style:family="paragraph" style:parent-style-name="Standard">
      <style:paragraph-properties fo:text-align="justify" style:justify-single-word="false"/>
      <style:text-properties fo:font-style="normal" fo:font-weight="normal" officeooo:rsid="003fdf5d" officeooo:paragraph-rsid="003fdf5d" style:font-style-asian="normal" style:font-weight-asian="normal" style:font-style-complex="normal" style:font-weight-complex="normal"/>
    </style:style>
    <style:style style:name="P41" style:family="paragraph" style:parent-style-name="Standard">
      <style:paragraph-properties fo:text-align="justify" style:justify-single-word="false"/>
      <style:text-properties fo:font-style="normal" fo:font-weight="normal" officeooo:rsid="00465327" officeooo:paragraph-rsid="00465327" style:font-style-asian="normal" style:font-weight-asian="normal" style:font-style-complex="normal" style:font-weight-complex="normal"/>
    </style:style>
    <style:style style:name="P42" style:family="paragraph" style:parent-style-name="Standard">
      <style:paragraph-properties fo:text-align="justify" style:justify-single-word="false"/>
      <style:text-properties fo:font-style="normal" fo:font-weight="normal" officeooo:rsid="0046d8f2" officeooo:paragraph-rsid="0046d8f2" style:font-style-asian="normal" style:font-weight-asian="normal" style:font-style-complex="normal" style:font-weight-complex="normal"/>
    </style:style>
    <style:style style:name="P43" style:family="paragraph" style:parent-style-name="Standard">
      <style:paragraph-properties fo:text-align="justify" style:justify-single-word="false"/>
      <style:text-properties fo:font-style="normal" fo:font-weight="normal" officeooo:rsid="0046d8f2" officeooo:paragraph-rsid="0047d06e" style:font-style-asian="normal" style:font-weight-asian="normal" style:font-style-complex="normal" style:font-weight-complex="normal"/>
    </style:style>
    <style:style style:name="P44" style:family="paragraph" style:parent-style-name="Standard">
      <style:paragraph-properties fo:text-align="justify" style:justify-single-word="false"/>
      <style:text-properties fo:font-style="normal" fo:font-weight="bold" officeooo:rsid="0047d06e" officeooo:paragraph-rsid="0047d06e" style:font-style-asian="normal" style:font-weight-asian="bold" style:font-style-complex="normal" style:font-weight-complex="bold"/>
    </style:style>
    <style:style style:name="P45" style:family="paragraph" style:parent-style-name="Standard">
      <style:paragraph-properties fo:text-align="justify" style:justify-single-word="false"/>
      <style:text-properties fo:font-style="normal" fo:font-weight="bold" officeooo:rsid="0049cf50" officeooo:paragraph-rsid="0049cf50" style:font-style-asian="normal" style:font-weight-asian="bold" style:font-style-complex="normal" style:font-weight-complex="bold"/>
    </style:style>
    <style:style style:name="P46" style:family="paragraph" style:parent-style-name="Standard">
      <style:paragraph-properties fo:text-align="justify" style:justify-single-word="false"/>
      <style:text-properties fo:font-style="normal" fo:font-weight="bold" officeooo:rsid="003d814c" officeooo:paragraph-rsid="0049cf50" style:font-style-asian="normal" style:font-weight-asian="bold" style:font-style-complex="normal" style:font-weight-complex="bold"/>
    </style:style>
    <style:style style:name="P47" style:family="paragraph" style:parent-style-name="Standard">
      <style:paragraph-properties fo:text-align="justify" style:justify-single-word="false"/>
      <style:text-properties fo:font-style="normal" fo:font-weight="bold" officeooo:rsid="004c268e" officeooo:paragraph-rsid="004c268e" style:font-style-asian="normal" style:font-weight-asian="bold" style:font-style-complex="normal" style:font-weight-complex="bold"/>
    </style:style>
    <style:style style:name="P48" style:family="paragraph" style:parent-style-name="Standard">
      <style:paragraph-properties fo:text-align="justify" style:justify-single-word="false"/>
      <style:text-properties fo:font-style="normal" fo:font-weight="bold" officeooo:rsid="0046d8f2" officeooo:paragraph-rsid="0046d8f2" style:font-style-asian="normal" style:font-weight-asian="bold" style:font-style-complex="normal" style:font-weight-complex="bold"/>
    </style:style>
    <style:style style:name="P49" style:family="paragraph" style:parent-style-name="Standard">
      <style:paragraph-properties fo:text-align="justify" style:justify-single-word="false"/>
      <style:text-properties fo:font-style="normal" fo:font-weight="bold" officeooo:rsid="0046d8f2" officeooo:paragraph-rsid="0047d06e" style:font-style-asian="normal" style:font-weight-asian="bold" style:font-style-complex="normal" style:font-weight-complex="bold"/>
    </style:style>
    <style:style style:name="P50" style:family="paragraph" style:parent-style-name="Standard">
      <style:paragraph-properties fo:text-align="justify" style:justify-single-word="false"/>
      <style:text-properties fo:font-style="normal" fo:font-weight="bold" officeooo:rsid="003fdf5d" officeooo:paragraph-rsid="003fdf5d" style:font-style-asian="normal" style:font-weight-asian="bold" style:font-style-complex="normal" style:font-weight-complex="bold"/>
    </style:style>
    <style:style style:name="P51" style:family="paragraph" style:parent-style-name="Standard">
      <style:paragraph-properties fo:text-align="justify" style:justify-single-word="false"/>
      <style:text-properties fo:font-style="normal" fo:font-weight="bold" officeooo:rsid="003b24cb" officeooo:paragraph-rsid="003b24cb" style:font-style-asian="normal" style:font-weight-asian="bold" style:font-style-complex="normal" style:font-weight-complex="bold"/>
    </style:style>
    <style:style style:name="P52" style:family="paragraph" style:parent-style-name="Standard">
      <style:paragraph-properties fo:text-align="justify" style:justify-single-word="false"/>
      <style:text-properties fo:font-style="normal" fo:font-weight="bold" officeooo:rsid="00465327" officeooo:paragraph-rsid="0047d06e" style:font-style-asian="normal" style:font-weight-asian="bold" style:font-style-complex="normal" style:font-weight-complex="bold"/>
    </style:style>
    <style:style style:name="T1" style:family="text">
      <style:text-properties fo:font-style="italic" fo:font-weight="bold" officeooo:rsid="00156993" style:font-style-asian="italic" style:font-weight-asian="bold" style:font-style-complex="italic" style:font-weight-complex="bold"/>
    </style:style>
    <style:style style:name="T2" style:family="text">
      <style:text-properties fo:font-style="italic" fo:font-weight="bold" officeooo:rsid="0016141b" style:font-style-asian="italic" style:font-weight-asian="bold" style:font-style-complex="italic" style:font-weight-complex="bold"/>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officeooo:rsid="003875cc"/>
    </style:style>
    <style:style style:name="T5" style:family="text">
      <style:text-properties officeooo:rsid="003a18b6"/>
    </style:style>
    <style:style style:name="T6" style:family="text">
      <style:text-properties fo:font-weight="bold" style:font-weight-asian="bold" style:font-weight-complex="bold"/>
    </style:style>
    <style:style style:name="T7" style:family="text">
      <style:text-properties fo:font-weight="bold" officeooo:rsid="003d814c" style:font-weight-asian="bold" style:font-weight-complex="bold"/>
    </style:style>
    <style:style style:name="T8" style:family="text">
      <style:text-properties fo:font-weight="bold" officeooo:rsid="004c268e" style:font-weight-asian="bold" style:font-weight-complex="bold"/>
    </style:style>
    <style:style style:name="T9" style:family="text">
      <style:text-properties officeooo:rsid="003d814c"/>
    </style:style>
    <style:style style:name="T10" style:family="text">
      <style:text-properties fo:font-weight="normal" style:font-weight-asian="normal" style:font-weight-complex="normal"/>
    </style:style>
    <style:style style:name="T11" style:family="text">
      <style:text-properties fo:font-weight="normal" officeooo:rsid="00513c5e" style:font-weight-asian="normal" style:font-weight-complex="normal"/>
    </style:style>
    <style:style style:name="T12" style:family="text">
      <style:text-properties fo:color="#800080" loext:opacity="100%" fo:font-weight="bold" style:font-weight-asian="bold" style:font-weight-complex="bold"/>
    </style:style>
    <style:style style:name="T13" style:family="text">
      <style:text-properties fo:color="#55308d" loext:opacity="100%"/>
    </style:style>
    <style:style style:name="T14" style:family="text">
      <style:text-properties fo:color="#55308d" loext:opacity="100%" fo:font-weight="bold" style:font-weight-asian="bold" style:font-weight-complex="bold"/>
    </style:style>
    <style:style style:name="T15" style:family="text">
      <style:text-properties fo:color="#ff4000" loext:opacity="100%"/>
    </style:style>
    <style:style style:name="T16" style:family="text">
      <style:text-properties fo:color="#2a6099" loext:opacity="100%"/>
    </style:style>
    <style:style style:name="T17" style:family="text">
      <style:text-properties fo:color="#158466" loext:opacity="100%"/>
    </style:style>
    <style:style style:name="T18" style:family="text">
      <style:text-properties fo:color="#666666" loext:opacity="100%"/>
    </style:style>
    <style:style style:name="T19" style:family="text">
      <style:text-properties fo:color="#666666" loext:opacity="100%" officeooo:rsid="0041cafb"/>
    </style:style>
    <style:style style:name="T20" style:family="text">
      <style:text-properties officeooo:rsid="00465327"/>
    </style:style>
    <style:style style:name="T21" style:family="text">
      <style:text-properties officeooo:rsid="0046d8f2"/>
    </style:style>
    <style:style style:name="T22" style:family="text">
      <style:text-properties fo:color="#650953" loext:opacity="100%" fo:font-weight="bold" style:font-weight-asian="bold" style:font-weight-complex="bold"/>
    </style:style>
    <style:style style:name="T23" style:family="text">
      <style:text-properties fo:color="#492300" loext:opacity="100%"/>
    </style:style>
    <style:style style:name="T24" style:family="text">
      <style:text-properties fo:color="#be480a" loext:opacity="100%"/>
    </style:style>
    <style:style style:name="T25" style:family="text">
      <style:text-properties officeooo:rsid="004d54ec"/>
    </style:style>
    <style:style style:name="T26" style:family="text">
      <style:text-properties fo:color="#cc7832" loext:opacity="100%"/>
    </style:style>
    <style:style style:name="T27" style:family="text">
      <style:text-properties fo:color="#cc7832" loext:opacity="100%" style:font-name="JetBrains Mono"/>
    </style:style>
    <style:style style:name="T28" style:family="text">
      <style:text-properties fo:color="#6a8759" loext:opacity="100%"/>
    </style:style>
    <style:style style:name="T29" style:family="text">
      <style:text-properties fo:color="#6a8759" loext:opacity="100%" style:font-name="JetBrains Mono"/>
    </style:style>
    <style:style style:name="T30" style:family="text">
      <style:text-properties fo:color="#ffc66d" loext:opacity="100%"/>
    </style:style>
    <style:style style:name="T31" style:family="text">
      <style:text-properties fo:color="#ffc66d" loext:opacity="100%" style:font-name="JetBrains Mono"/>
    </style:style>
    <style:style style:name="T32" style:family="text">
      <style:text-properties style:font-name="JetBrains Mono"/>
    </style:style>
    <style:style style:name="T33" style:family="text">
      <style:text-properties fo:color="#808080" loext:opacity="100%"/>
    </style:style>
    <style:style style:name="T34" style:family="text">
      <style:text-properties fo:color="#808080" loext:opacity="100%" style:font-name="JetBrains Mono"/>
    </style:style>
    <style:style style:name="T35" style:family="text">
      <style:text-properties fo:color="#a8c023" loext:opacity="100%"/>
    </style:style>
    <style:style style:name="T36" style:family="text">
      <style:text-properties fo:color="#a8c023" loext:opacity="100%" style:font-name="JetBrains Mono" fo:font-style="italic"/>
    </style:style>
    <style:style style:name="T37" style:family="text">
      <style:text-properties fo:color="#9876aa" loext:opacity="100%" style:font-name="JetBrains Mono"/>
    </style:style>
    <style:style style:name="T38" style:family="text">
      <style:text-properties fo:color="#9876aa" loext:opacity="100%" style:font-name="JetBrains Mono" fo:font-style="italic"/>
    </style:style>
    <style:style style:name="T39" style:family="text">
      <style:text-properties fo:color="#bbb529" loext:opacity="100%"/>
    </style:style>
    <style:style style:name="T40" style:family="text">
      <style:text-properties fo:color="#bbb529" loext:opacity="100%" style:font-name="JetBrains Mono"/>
    </style:style>
    <style:style style:name="T41" style:family="text">
      <style:text-properties fo:color="#6897bb" loext:opacity="100%" style:font-name="JetBrains Mono"/>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FLUTTER</text:p>
      <text:p text:style-name="P1"/>
      <text:p text:style-name="P1">Página do Flutter <text:a xlink:type="simple" xlink:href="https://flutter.dev/" text:style-name="Internet_20_link" text:visited-style-name="Visited_20_Internet_20_Link">https://flutter.dev/</text:a> </text:p>
      <text:p text:style-name="P1">Documentação do Flutter <text:a xlink:type="simple" xlink:href="https://flutter.dev/docs" text:style-name="Internet_20_link" text:visited-style-name="Visited_20_Internet_20_Link">https://flutter.dev/docs</text:a> </text:p>
      <text:p text:style-name="P1"/>
      <text:p text:style-name="P1"/>
      <text:p text:style-name="P20"><text:span text:style-name="T4">L</text:span>inhas de comando Flutter</text:p>
      <text:p text:style-name="P3"/>
      <text:p text:style-name="P6"><text:tab/>flutter doctor</text:p>
      <text:p text:style-name="P8">Avalia se o sistema está OK para rodar o flutter;</text:p>
      <text:p text:style-name="P3"/>
      <text:p text:style-name="P5"><text:tab/>flutter create nomeDoProjeto</text:p>
      <text:p text:style-name="P4">Cria dentro do diretório atual um projeto com o nome indicado;</text:p>
      <text:p text:style-name="P4"/>
      <text:p text:style-name="P4"><text:tab/><text:span text:style-name="T1">flutter emulators</text:span></text:p>
      <text:p text:style-name="P9">Pesquisa os emuladores disponíveis, e retorna seus IDs;</text:p>
      <text:p text:style-name="P9"/>
      <text:p text:style-name="P7"><text:tab/>flutter emulator<text:span text:style-name="T5">s</text:span> - <text:s/>-launch idDoEmulador</text:p>
      <text:p text:style-name="P9">Roda o emulador indicado no ID, o ID é conseguido no <text:span text:style-name="T3">flutter emulators</text:span>;</text:p>
      <text:p text:style-name="P4"/>
      <text:p text:style-name="P4"><text:tab/><text:span text:style-name="T2">flutter run</text:span></text:p>
      <text:p text:style-name="P10">Esse comando deve ser executado depois que o emulador tiver sido lançado, entre na pasta que está o projeto desejado, use essa opção e o projeto vai rodar no emulador;</text:p>
      <text:p text:style-name="P10"/>
      <text:p text:style-name="P10"/>
      <text:p text:style-name="P32"><text:span text:style-name="T10"/></text:p>
      <text:p text:style-name="P12"/>
      <text:p text:style-name="P19">Os componentes que possuem estado devem sobrescrever o método <text:span text:style-name="T12">createState()</text:span> que retorna um <text:span text:style-name="T12">State&lt;StatefulWidget&gt; </text:span>e este por sua vez determina como o componente deve ser renderizado através do método <text:span text:style-name="T12">build(BuildContext context)</text:span>.</text:p>
      <text:p text:style-name="P19"/>
      <text:p text:style-name="P23"><text:span text:style-name="T15">class</text:span> <text:span text:style-name="T13">ContactListWidget</text:span> <text:span text:style-name="T15">extends</text:span> <text:span text:style-name="T13">StatefulWidget</text:span> {</text:p>
      <text:p text:style-name="P23"><text:s text:c="2"/><text:span text:style-name="T13">ContactListWidget</text:span>({<text:span text:style-name="T13">Key</text:span> key<text:span text:style-name="T13">,</text:span> <text:span text:style-name="T13">this</text:span>.title}) : <text:span text:style-name="T13">super</text:span>(key: key);</text:p>
      <text:p text:style-name="P23"/>
      <text:p text:style-name="P23"><text:s text:c="2"/><text:span text:style-name="T15">final</text:span> <text:span text:style-name="T13">String</text:span> title;</text:p>
      <text:p text:style-name="P23"/>
      <text:p text:style-name="P23"><text:s text:c="2"/>@<text:span text:style-name="T15">override</text:span></text:p>
      <text:p text:style-name="P23"><text:s text:c="2"/><text:span text:style-name="T13">_ContactListState createState()</text:span> =&gt; <text:span text:style-name="T13">_ContactListState()</text:span>;</text:p>
      <text:p text:style-name="P23">}</text:p>
      <text:p text:style-name="P19"/>
      <text:p text:style-name="P16">Hello World</text:p>
      <text:p text:style-name="P15"/>
      <text:p text:style-name="P21">import 'package:flutter/material.dart';</text:p>
      <text:p text:style-name="P21"/>
      <text:p text:style-name="P21">void main() =&gt; runApp(MyApp());</text:p>
      <text:p text:style-name="P21"/>
      <text:p text:style-name="P21">class MyApp extends StatelessWidget {</text:p>
      <text:p text:style-name="P21"><text:s text:c="2"/>@override</text:p>
      <text:p text:style-name="P21"><text:s text:c="2"/>Widget build(BuildContext context) {</text:p>
      <text:p text:style-name="P21"><text:s text:c="4"/>return MaterialApp(</text:p>
      <text:p text:style-name="P21"><text:s text:c="6"/>title: 'Welcome to Flutter',</text:p>
      <text:p text:style-name="P21"><text:s text:c="6"/>home: Scaffold(</text:p>
      <text:p text:style-name="P21"><text:s text:c="8"/>appBar: AppBar(</text:p>
      <text:p text:style-name="P21"><text:s text:c="10"/>title: const Text('Welcome to Flutter'),</text:p>
      <text:p text:style-name="P21"><text:s text:c="8"/>),</text:p>
      <text:p text:style-name="P21"><text:s text:c="8"/>body: const Center(</text:p>
      <text:p text:style-name="P21"><text:s text:c="10"/>child: Text('Hello World'), </text:p>
      <text:p text:style-name="P21"><text:s text:c="8"/>),</text:p>
      <text:p text:style-name="P21"><text:s text:c="6"/>),</text:p>
      <text:p text:style-name="P21"><text:s text:c="4"/>);</text:p>
      <text:p text:style-name="P21"><text:s text:c="2"/>}</text:p>
      <text:p text:style-name="P11"/>
      <text:p text:style-name="P11">Hello World Simplificado</text:p>
      <text:p text:style-name="P11"/>
      <text:p text:style-name="P11">import 'package:flutter/material.dart';</text:p>
      <text:p text:style-name="P11"/>
      <text:p text:style-name="P11">void main() {</text:p>
      <text:p text:style-name="P11"><text:s text:c="2"/>runApp(</text:p>
      <text:p text:style-name="P11"><text:s text:c="4"/>const Center(</text:p>
      <text:p text:style-name="P11"><text:s text:c="6"/>child: Text(</text:p>
      <text:p text:style-name="P11"><text:s text:c="8"/>'Hello, world!',</text:p>
      <text:p text:style-name="P11"><text:s text:c="8"/>textDirection: TextDirection.ltr,</text:p>
      <text:p text:style-name="P11"><text:s text:c="6"/>),</text:p>
      <text:p text:style-name="P11"><text:s text:c="4"/>),</text:p>
      <text:p text:style-name="P11"><text:s text:c="2"/>);</text:p>
      <text:p text:style-name="P36">}</text:p>
      <text:p text:style-name="P36"/>
      <text:p text:style-name="P50"><text:soft-page-break/>MaterialApp</text:p>
      <text:p text:style-name="P40">Um widget de conveniência que envolve vários widgets que são normalmente necessários para aplicativos que implementam Material Design.</text:p>
      <text:p text:style-name="P40">Normalmente fica dentro <text:span text:style-name="T6">runApp()</text:span>, substituindo o <text:span text:style-name="T6">myApp()</text:span>, </text:p>
      <text:p text:style-name="P36"/>
      <text:p text:style-name="P50">Scaffold</text:p>
      <text:p text:style-name="P40">Implementa a estrutura básica de layout visual do Material Design. Esta classe fornece APIs para mostrar drawers, snack bars, e bottom sheets.</text:p>
      <text:p text:style-name="P40">Normalmente fica dentro da MaterialApp, e dentro dessa nos podemos criar os outros widgets que serão renderizados e mostrados, </text:p>
      <text:p text:style-name="P40">A coisa mais imediata possível de perceber é que a tela escura é substituída por um fundo branco que preenchera toda a tela.</text:p>
      <text:p text:style-name="P40">Normalmente é definido dentro do <text:span text:style-name="T6">home: </text:span></text:p>
      <text:p text:style-name="P40"/>
      <text:p text:style-name="P50">Appbar</text:p>
      <text:p text:style-name="P40">Uma barra de aplicativos do Material Design. Uma barra de aplicativos consiste em uma barra de ferramentas e potencialmente outros widgets, como TabBar e um FlexibleSpaceBar.</text:p>
      <text:p text:style-name="P13"/>
      <text:p text:style-name="P17">Exemplo de estrutura básica com os temas já estudados.</text:p>
      <text:p text:style-name="P17"/>
      <text:p text:style-name="P22"><text:span text:style-name="T14">void</text:span> main() =&gt; runApp(<text:span text:style-name="T16">MaterialApp</text:span>(</text:p>
      <text:p text:style-name="P22"><text:s text:c="6"/>home: <text:span text:style-name="T16">Scaffold</text:span>(</text:p>
      <text:p text:style-name="P22"><text:s text:c="8"/>appBar: <text:span text:style-name="T16">AppBar</text:span>(</text:p>
      <text:p text:style-name="P22"><text:s text:c="10"/>title: <text:span text:style-name="T16">Text</text:span>('<text:span text:style-name="T17">Transferências</text:span>'),</text:p>
      <text:p text:style-name="P22"><text:s text:c="8"/>),</text:p>
      <text:p text:style-name="P22"><text:s text:c="8"/>floatingActionButton: <text:span text:style-name="T16">FloatingActionButton</text:span>(</text:p>
      <text:p text:style-name="P22"><text:s text:c="10"/>onPressed: () { <text:s/>},</text:p>
      <text:p text:style-name="P22"><text:s text:c="10"/>child: <text:span text:style-name="T16">Icon</text:span>(<text:span text:style-name="T16">Icons</text:span>.add),</text:p>
      <text:p text:style-name="P22"><text:s text:c="8"/>), <text:span text:style-name="T18">// </text:span><text:span text:style-name="T19">FloatingActionButton</text:span></text:p>
      <text:p text:style-name="P22"><text:s text:c="6"/>), <text:span text:style-name="T18">// </text:span><text:span text:style-name="T19">Scaffold</text:span></text:p>
      <text:p text:style-name="P22"><text:s text:c="4"/>)); <text:span text:style-name="T18">// </text:span><text:span text:style-name="T19">materialApp</text:span></text:p>
      <text:p text:style-name="P24"/>
      <text:p text:style-name="P17"/>
      <text:p text:style-name="P17">.</text:p>
      <text:p text:style-name="P17">└── MaterialApp</text:p>
      <text:p text:style-name="P17"><text:s text:c="4"/>└── Scaffold</text:p>
      <text:p text:style-name="P17"><text:s text:c="8"/>├── AppBar</text:p>
      <text:p text:style-name="P17"><text:s text:c="8"/>│ <text:s text:c="2"/>└── title - Text</text:p>
      <text:p text:style-name="P17"><text:s text:c="8"/>└── FloatingActionButton</text:p>
      <text:p text:style-name="P17"><text:s text:c="12"/>└── child – Icon</text:p>
      <text:p text:style-name="P50"/>
      <text:p text:style-name="P38">O equivalente ao MaterialApp no IOS é o Cupertino, ( <text:a xlink:type="simple" xlink:href="https://docs.flutter.dev/development/ui/widgets/cupertino" text:style-name="Internet_20_link" text:visited-style-name="Visited_20_Internet_20_Link">https://docs.flutter.dev/development/ui/widgets/cupertino</text:a> ), os dois métodos funcionam em ambos os sistemas operacionais;</text:p>
      <text:p text:style-name="P38"/>
      <text:p text:style-name="P39"/>
      <text:p text:style-name="P51">Container</text:p>
      <text:p text:style-name="P36">O Container é um Widget que possuí atributos como margin, padding, alinhamento, color, controle de largura e altura, sombras e bordas.</text:p>
      <text:p text:style-name="P36"/>
      <text:p text:style-name="P51">Row</text:p>
      <text:p text:style-name="P36"><text:soft-page-break/>Já o Row é um Widget para se posicionar coisas horizontalmente e podendo controlar o espaçamento entre eles.</text:p>
      <text:p text:style-name="P36"/>
      <text:p text:style-name="P51">Column</text:p>
      <text:p text:style-name="P36">O Column não é muito diferente do Row, sendo a única diferença entre eles é que seus filhos serão posicionado verticalmente. <text:span text:style-name="T20">Column não rola a tela, portanto é um erro ter mais filhos do que cabe na tela.</text:span></text:p>
      <text:p text:style-name="P41">Para um único filho considere <text:span text:style-name="T12">Center</text:span> ou <text:span text:style-name="T12">Align</text:span></text:p>
      <text:p text:style-name="P36"/>
      <text:p text:style-name="P51">Stack</text:p>
      <text:p text:style-name="P36">O Stack é bem simples, ele te da a flexibilidade de empilhar um filho em cima do outro. <text:span text:style-name="T20">Sobrepor.</text:span></text:p>
      <text:p text:style-name="P36"/>
      <text:p text:style-name="P48">leading</text:p>
      <text:p text:style-name="P42">Widget para colocar no início da barra de navegação. Normalmente, um botão Voltar para uma página normal ou um botão Cancelar para diálogos de página inteira, ou um ícone que represente o conteúdo.</text:p>
      <text:p text:style-name="P48"/>
      <text:p text:style-name="P52">Card</text:p>
      <text:p text:style-name="P37">Um <text:span text:style-name="T21">card</text:span> de design de material: um painel com cantos ligeiramente arredondados e uma sombra elevada.</text:p>
      <text:p text:style-name="P37">Um cartão é uma folha de material usada para representar algumas informações relacionadas, por exemplo, um álbum, uma localização geográfica, uma refeição, detalhes de contato, etc.,</text:p>
      <text:p text:style-name="P37"/>
      <text:p text:style-name="P44">ListTile</text:p>
      <text:p text:style-name="P33">Uma única linha de altura fixa que normalmente contém algum texto, bem como um ícone à esquerda ou à direita. Um bloco de lista contém de uma a três linhas de texto, opcionalmente flanqueadas por ícones ou outros widgets, como caixas de seleção. </text:p>
      <text:p text:style-name="P33">Fica bom dentro de um card, porque podemos usar por exemplo um ícone no começo do card, seguido de duas ou três linhas.</text:p>
      <text:p text:style-name="P33"/>
      <text:p text:style-name="P49">leading</text:p>
      <text:p text:style-name="P43">Widget para colocar no início da barra de navegação. Normalmente, um botão Voltar para uma página normal ou um botão Cancelar para diálogos de página inteira, ou um ícone que represente o conteúdo.</text:p>
      <text:p text:style-name="P43"/>
      <text:p text:style-name="P33">Uma sequência ideal, com uso dos atríbutos e um card, com a seguinte estrutura:</text:p>
      <text:p text:style-name="P14"/>
      <text:p text:style-name="P14">home: Scaffold(</text:p>
      <text:p text:style-name="P14"><text:s text:c="8"/>body: Column(</text:p>
      <text:p text:style-name="P14"><text:s text:c="8"/><text:tab/>children: &lt;Widget&gt;[</text:p>
      <text:p text:style-name="P14"><text:s text:c="12"/><text:tab/>Card(</text:p>
      <text:p text:style-name="P14"><text:s text:c="14"/><text:tab/><text:tab/>child: ListTile(</text:p>
      <text:p text:style-name="P14"><text:s text:c="16"/><text:tab/><text:tab/><text:tab/>leading: Icon(Icons.monetization_on),</text:p>
      <text:p text:style-name="P14"><text:s text:c="15"/><text:tab/><text:tab/><text:tab/> title: Text('100.0'),</text:p>
      <text:p text:style-name="P14"><text:s text:c="16"/><text:tab/><text:tab/><text:tab/>subtitle: Text('1000'),</text:p>
      <text:p text:style-name="P14"><text:s text:c="14"/>),</text:p>
      <text:p text:style-name="P14"><text:s text:c="12"/>),</text:p>
      <text:p text:style-name="P14"><text:s text:c="12"/>Card(</text:p>
      <text:p text:style-name="P14"><text:s text:c="12"/><text:tab/>child: ListTile(</text:p>
      <text:p text:style-name="P14"><text:s text:c="16"/><text:tab/><text:tab/>leading: Icon(Icons.monetization_on),</text:p>
      <text:p text:style-name="P14"><text:s text:c="16"/><text:tab/><text:tab/>title: Text('200.0'),</text:p>
      <text:p text:style-name="P14"><text:s text:c="16"/><text:tab/><text:tab/>subtitle: Text('1000'),</text:p>
      <text:p text:style-name="P14"><text:soft-page-break/><text:s text:c="14"/>),</text:p>
      <text:p text:style-name="P14"><text:s text:c="12"/>),</text:p>
      <text:p text:style-name="P14"><text:s text:c="10"/>],</text:p>
      <text:p text:style-name="P14"><text:s text:c="8"/>),</text:p>
      <text:p text:style-name="P26"/>
      <text:p text:style-name="P25">└── Card</text:p>
      <text:p text:style-name="P25"><text:s text:c="4"/>└── ListTile</text:p>
      <text:p text:style-name="P25"><text:s text:c="8"/>├── leading - Icon</text:p>
      <text:p text:style-name="P25"><text:s text:c="8"/>├── title - Text</text:p>
      <text:p text:style-name="P25"><text:s text:c="8"/>└── subtitle – Text</text:p>
      <text:p text:style-name="P18"/>
      <text:p text:style-name="P45">Criando uma nova classe</text:p>
      <text:p text:style-name="P34">Para linguagem com POO a criação de classe é normal, no flutter classes que devem mostrar alguma coisa em tela devem herdar os atributos da classe <text:span text:style-name="T22">Widget</text:span><text:span text:style-name="T6">, </text:span><text:span text:style-name="T25">só que normalmente a classe Widget é usada para criação de Widgets de mais baixo nível, para mais alto nível podemos </text:span>então <text:span text:style-name="T25">usar uma </text:span>das duas classes abaixo, cujo ambas herdam de widget:</text:p>
      <text:p text:style-name="P35"><text:span text:style-name="T7"/></text:p>
      <text:p text:style-name="P35"><text:span text:style-name="T7">StatefulWidget – </text:span><text:span text:style-name="T9">Que podem ser atualizados em tempo de execução;</text:span></text:p>
      <text:p text:style-name="P46">StatelessWidget – <text:span text:style-name="T10">Que possuem conteúdo estático;</text:span></text:p>
      <text:p text:style-name="P46"><text:span text:style-name="T10"/></text:p>
      <text:p text:style-name="P47"><text:span text:style-name="T10">Para aplicar essa herança também é preciso sobrescrever com </text:span><text:span text:style-name="T23">@overide</text:span><text:span text:style-name="T10"> a função </text:span><text:span text:style-name="T24">CreateElement( )</text:span><text:span text:style-name="T10">.</text:span></text:p>
      <text:p text:style-name="P47"><text:span text:style-name="T10"/></text:p>
      <text:p text:style-name="P47"><text:span text:style-name="T10"><text:s/></text:span><text:span text:style-name="T11">Exemplo de Modelo:</text:span></text:p>
      <text:p text:style-name="P47"><text:span text:style-name="T11"/></text:p>
      <text:p text:style-name="P47"><text:span text:style-name="T11"/></text:p>
      <text:p text:style-name="P28"><text:span text:style-name="T26">import </text:span><text:span text:style-name="T28">'package:flutter/material.dart'</text:span><text:span text:style-name="T26">;</text:span></text:p>
      <text:p text:style-name="P27"><text:span text:style-name="T26">void </text:span><text:span text:style-name="T30">main</text:span>() =&gt; runApp(<text:span text:style-name="T30">MaterialApp</text:span>(</text:p>
      <text:p text:style-name="P29"><text:s text:c="6"/><text:span text:style-name="T32">home: </text:span><text:span text:style-name="T31">Scaffold</text:span><text:span text:style-name="T32">(</text:span></text:p>
      <text:p text:style-name="P29"><text:s text:c="8"/><text:span text:style-name="T32">appBar: </text:span><text:span text:style-name="T31">AppBar</text:span><text:span text:style-name="T32">(</text:span></text:p>
      <text:p text:style-name="P29"><text:s text:c="10"/><text:span text:style-name="T32">title: </text:span><text:span text:style-name="T27">const </text:span><text:span text:style-name="T31">Text</text:span><text:span text:style-name="T32">(</text:span><text:span text:style-name="T29">'Delivre'</text:span><text:span text:style-name="T32">)</text:span><text:span text:style-name="T27">,</text:span></text:p>
      <text:p text:style-name="P29"><text:span text:style-name="T26"><text:s text:c="8"/></text:span><text:span text:style-name="T32">)</text:span><text:span text:style-name="T27">,</text:span></text:p>
      <text:p text:style-name="P29"><text:span text:style-name="T26"><text:s text:c="8"/></text:span><text:span text:style-name="T32">body: </text:span><text:span text:style-name="T27">const </text:span><text:span text:style-name="T31">ListaDeTransferencia</text:span><text:span text:style-name="T32">()</text:span><text:span text:style-name="T27">,</text:span></text:p>
      <text:p text:style-name="P29"><text:span text:style-name="T26"><text:s text:c="10"/></text:span><text:span text:style-name="T34">// </text:span><text:span text:style-name="T36">Todo o conteúdo do body vai ser criado por esse método</text:span></text:p>
      <text:p text:style-name="P29"><text:span text:style-name="T35"><text:s text:c="8"/></text:span><text:span text:style-name="T32">floatingActionButton: </text:span><text:span text:style-name="T31">FloatingActionButton</text:span><text:span text:style-name="T32">(</text:span></text:p>
      <text:p text:style-name="P29"><text:s text:c="10"/><text:span text:style-name="T32">onPressed: () {}</text:span><text:span text:style-name="T27">, </text:span><text:span text:style-name="T34">// É necessário, para rodar;</text:span></text:p>
      <text:p text:style-name="P29"><text:span text:style-name="T33"><text:s text:c="10"/></text:span><text:span text:style-name="T32">child: </text:span><text:span text:style-name="T27">const </text:span><text:span text:style-name="T31">Icon</text:span><text:span text:style-name="T32">(Icons.</text:span><text:span text:style-name="T38">add</text:span><text:span text:style-name="T32">)</text:span><text:span text:style-name="T27">,</text:span></text:p>
      <text:p text:style-name="P29"><text:span text:style-name="T26"><text:s text:c="8"/></text:span><text:span text:style-name="T32">)</text:span><text:span text:style-name="T27">,</text:span></text:p>
      <text:p text:style-name="P29"><text:span text:style-name="T26"><text:s text:c="6"/></text:span><text:span text:style-name="T32">)</text:span><text:span text:style-name="T27">,</text:span></text:p>
      <text:p text:style-name="P29"><text:span text:style-name="T26"><text:s text:c="4"/></text:span><text:span text:style-name="T32">))</text:span><text:span text:style-name="T27">;</text:span></text:p>
      <text:p text:style-name="P27"><text:span text:style-name="T26">class </text:span>ListaDeTransferencia <text:span text:style-name="T26">extends </text:span>StatelessWidget {</text:p>
      <text:p text:style-name="P29"><text:s text:c="2"/><text:span text:style-name="T27">const </text:span><text:span text:style-name="T32">ListaDeTransferencia({Key? key}) : </text:span><text:span text:style-name="T27">super</text:span><text:span text:style-name="T32">(key: key)</text:span><text:span text:style-name="T27">;</text:span></text:p>
      <text:p text:style-name="P29"><text:span text:style-name="T26"><text:s text:c="2"/></text:span><text:span text:style-name="T40">@override</text:span></text:p>
      <text:p text:style-name="P29"><text:span text:style-name="T39"><text:s text:c="2"/></text:span><text:span text:style-name="T32">Widget </text:span><text:span text:style-name="T31">build</text:span><text:span text:style-name="T32">(BuildContext context) {</text:span></text:p>
      <text:p text:style-name="P29"><text:s text:c="4"/><text:span text:style-name="T34">// </text:span><text:span text:style-name="T36">TODO: implement build</text:span></text:p>
      <text:p text:style-name="P29"><text:span text:style-name="T35"><text:s text:c="4"/></text:span><text:span text:style-name="T27">return </text:span><text:span text:style-name="T31">Column</text:span><text:span text:style-name="T32">(</text:span></text:p>
      <text:p text:style-name="P29"><text:s text:c="6"/><text:span text:style-name="T32">children: &lt;Widget&gt;[</text:span></text:p>
      <text:p text:style-name="P29"><text:s text:c="8"/><text:span text:style-name="T31">CriaCard</text:span><text:span text:style-name="T32">(</text:span><text:span text:style-name="T31">Transferencia</text:span><text:span text:style-name="T32">(</text:span><text:span text:style-name="T41">100.00</text:span><text:span text:style-name="T27">, </text:span><text:span text:style-name="T41">1001</text:span><text:span text:style-name="T32">))</text:span><text:span text:style-name="T27">,</text:span></text:p>
      <text:p text:style-name="P29"><text:span text:style-name="T26"><text:s text:c="8"/></text:span><text:span text:style-name="T31">CriaCard</text:span><text:span text:style-name="T32">(</text:span><text:span text:style-name="T31">Transferencia</text:span><text:span text:style-name="T32">(</text:span><text:span text:style-name="T41">250.00</text:span><text:span text:style-name="T27">, </text:span><text:span text:style-name="T41">0002</text:span><text:span text:style-name="T32">))</text:span><text:span text:style-name="T27">,</text:span></text:p>
      <text:p text:style-name="P29"><text:span text:style-name="T26"><text:s text:c="8"/></text:span><text:span text:style-name="T31">CriaCard</text:span><text:span text:style-name="T32">(</text:span><text:span text:style-name="T31">Transferencia</text:span><text:span text:style-name="T32">(</text:span><text:span text:style-name="T41">300.00</text:span><text:span text:style-name="T27">, </text:span><text:span text:style-name="T41">5002</text:span><text:span text:style-name="T32">))</text:span><text:span text:style-name="T27">,</text:span></text:p>
      <text:p text:style-name="P29"><text:span text:style-name="T26"><text:s text:c="10"/></text:span><text:span text:style-name="T34">// O método cria o Column e os cards são criados por outro método;</text:span></text:p>
      <text:p text:style-name="P30"><text:s text:c="10"/><text:span text:style-name="T32">// Notar que por referência está sendo CRIADO e passado um objeto;</text:span></text:p>
      <text:p text:style-name="P29"><text:span text:style-name="T33"><text:s text:c="6"/></text:span><text:span text:style-name="T32">]</text:span><text:span text:style-name="T27">,</text:span></text:p>
      <text:p text:style-name="P29"><text:span text:style-name="T26"><text:s text:c="4"/></text:span><text:span text:style-name="T32">)</text:span><text:span text:style-name="T27">;</text:span></text:p>
      <text:p text:style-name="P29"><text:span text:style-name="T26"><text:s text:c="2"/></text:span><text:span text:style-name="T32">}</text:span></text:p>
      <text:p text:style-name="P27">}</text:p>
      <text:p text:style-name="P27"><text:soft-page-break/><text:span text:style-name="T26">class </text:span>CriaCard <text:span text:style-name="T26">extends </text:span>StatelessWidget {</text:p>
      <text:p text:style-name="P29"><text:s text:c="2"/><text:span text:style-name="T27">final </text:span><text:span text:style-name="T32">Transferencia </text:span><text:span text:style-name="T37">transf</text:span><text:span text:style-name="T27">;</text:span></text:p>
      <text:p text:style-name="P29"><text:span text:style-name="T26"><text:s text:c="2"/></text:span><text:span text:style-name="T32">CriaCard(</text:span><text:span text:style-name="T27">this</text:span><text:span text:style-name="T32">.</text:span><text:span text:style-name="T37">transf</text:span><text:span text:style-name="T32">)</text:span><text:span text:style-name="T27">;</text:span></text:p>
      <text:p text:style-name="P29"><text:span text:style-name="T26"><text:s text:c="2"/></text:span><text:span text:style-name="T40">@override</text:span></text:p>
      <text:p text:style-name="P29"><text:span text:style-name="T39"><text:s text:c="2"/></text:span><text:span text:style-name="T32">Widget </text:span><text:span text:style-name="T31">build</text:span><text:span text:style-name="T32">(BuildContext context) {</text:span></text:p>
      <text:p text:style-name="P29"><text:s text:c="4"/><text:span text:style-name="T34">// </text:span><text:span text:style-name="T36">TODO: implement build</text:span></text:p>
      <text:p text:style-name="P29"><text:span text:style-name="T35"><text:s text:c="4"/></text:span><text:span text:style-name="T27">return </text:span><text:span text:style-name="T31">Card</text:span><text:span text:style-name="T32">(</text:span></text:p>
      <text:p text:style-name="P29"><text:s text:c="6"/><text:span text:style-name="T32">child: </text:span><text:span text:style-name="T31">ListTile</text:span><text:span text:style-name="T32">(</text:span></text:p>
      <text:p text:style-name="P29"><text:s text:c="8"/><text:span text:style-name="T32">leading: </text:span><text:span text:style-name="T27">const </text:span><text:span text:style-name="T31">Icon</text:span><text:span text:style-name="T32">(Icons.</text:span><text:span text:style-name="T38">monetization_on</text:span><text:span text:style-name="T32">)</text:span><text:span text:style-name="T27">,</text:span></text:p>
      <text:p text:style-name="P29"><text:span text:style-name="T26"><text:s text:c="8"/></text:span><text:span text:style-name="T32">title: </text:span><text:span text:style-name="T31">Text</text:span><text:span text:style-name="T32">(</text:span><text:span text:style-name="T37">transf</text:span><text:span text:style-name="T32">.</text:span><text:span text:style-name="T37">valor</text:span><text:span text:style-name="T32">.toString())</text:span><text:span text:style-name="T27">,</text:span></text:p>
      <text:p text:style-name="P29"><text:span text:style-name="T26"><text:s text:c="8"/></text:span><text:span text:style-name="T32">subtitle: </text:span><text:span text:style-name="T31">Text</text:span><text:span text:style-name="T32">(</text:span><text:span text:style-name="T37">transf</text:span><text:span text:style-name="T32">.</text:span><text:span text:style-name="T37">numConta</text:span><text:span text:style-name="T32">.toString())</text:span><text:span text:style-name="T27">,</text:span></text:p>
      <text:p text:style-name="P29"><text:span text:style-name="T26"><text:s text:c="10"/></text:span><text:span text:style-name="T34">// Os itens do card sendo preenchidos por atributos de um objeto.</text:span></text:p>
      <text:p text:style-name="P29"><text:span text:style-name="T33"><text:s text:c="6"/></text:span><text:span text:style-name="T32">)</text:span><text:span text:style-name="T27">,</text:span></text:p>
      <text:p text:style-name="P29"><text:span text:style-name="T26"><text:s text:c="4"/></text:span><text:span text:style-name="T32">)</text:span><text:span text:style-name="T27">;</text:span></text:p>
      <text:p text:style-name="P29"><text:span text:style-name="T26"><text:s text:c="2"/></text:span><text:span text:style-name="T32">}</text:span></text:p>
      <text:p text:style-name="P27">}</text:p>
      <text:p text:style-name="P27"><text:span text:style-name="T26">class </text:span>Transferencia {</text:p>
      <text:p text:style-name="P29"><text:s text:c="2"/><text:span text:style-name="T27">final </text:span><text:span text:style-name="T32">double </text:span><text:span text:style-name="T37">valor</text:span><text:span text:style-name="T27">;</text:span></text:p>
      <text:p text:style-name="P29"><text:span text:style-name="T26"><text:s text:c="2"/></text:span><text:span text:style-name="T27">final </text:span><text:span text:style-name="T32">int </text:span><text:span text:style-name="T37">numConta</text:span><text:span text:style-name="T27">;</text:span></text:p>
      <text:p text:style-name="P29"><text:span text:style-name="T26"><text:s text:c="2"/></text:span><text:span text:style-name="T32">Transferencia(</text:span><text:span text:style-name="T27">this</text:span><text:span text:style-name="T32">.</text:span><text:span text:style-name="T37">valor</text:span><text:span text:style-name="T27">, this</text:span><text:span text:style-name="T32">.</text:span><text:span text:style-name="T37">numConta</text:span><text:span text:style-name="T32">)</text:span><text:span text:style-name="T27">;</text:span></text:p>
      <text:p text:style-name="P31">}</text:p>
      <text:p text:style-name="P47"/>
      <text:p text:style-name="P33"/>
      <text:p text:style-name="P48"/>
      <text:p text:style-name="P3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monospace"/>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14T20:41:04.565188386</meta:creation-date>
    <dc:date>2021-12-16T02:21:32.228960382</dc:date>
    <meta:editing-duration>P1DT14H25M</meta:editing-duration>
    <meta:editing-cycles>44</meta:editing-cycles>
    <meta:generator>LibreOffice/7.0.4.2$Linux_X86_64 LibreOffice_project/00$Build-2</meta:generator>
    <meta:document-statistic meta:table-count="0" meta:image-count="0" meta:object-count="0" meta:page-count="7" meta:paragraph-count="182" meta:word-count="1016" meta:character-count="7698" meta:non-whitespace-character-count="6067"/>
  </office:meta>
</office:document-meta>
</file>